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637cm" svg:height="5.711cm" svg:x="10.242cm" svg:y="1.009cm">
            <draw:object draw:notify-on-update-of-ranges="Sheet1.A2:Sheet1.A2 Sheet1.A3:Sheet1.A5 Sheet1.B2:Sheet1.B2 Sheet1.B3:Sheet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316cm" svg:height="5.392cm" svg:x="10.217cm" svg:y="7.491cm">
            <draw:object draw:notify-on-update-of-ranges="Sheet1.A2:Sheet1.A2 Sheet1.A3:Sheet1.A5 Sheet1.C2:Sheet1.C2 Sheet1.C3:Sheet1.C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177cm" svg:height="5.021cm" svg:x="10.38cm" svg:y="13.917cm">
            <draw:object draw:notify-on-update-of-ranges="Sheet1.A3:Sheet1.A3 Sheet1.A4:Sheet1.A5 Sheet1.D3:Sheet1.D3 Sheet1.D4:Sheet1.D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7.985cm" svg:height="5.286cm" svg:x="22.908cm" svg:y="1.328cm">
            <draw:object draw:notify-on-update-of-ranges="Sheet1.A9:Sheet1.A9 Sheet1.A10:Sheet1.A11 Sheet1.B9:Sheet1.B9 Sheet1.B10:Sheet1.B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8.783cm" svg:height="5.551cm" svg:x="22.743cm" svg:y="7.517cm">
            <draw:object draw:notify-on-update-of-ranges="Sheet1.A9:Sheet1.A9 Sheet1.A10:Sheet1.A11 Sheet1.C9:Sheet1.C9 Sheet1.C10:Sheet1.C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0.05cm" svg:height="5.551cm" svg:x="21.421cm" svg:y="13.812cm">
            <draw:object draw:notify-on-update-of-ranges="Sheet1.A9:Sheet1.A9 Sheet1.A10:Sheet1.A11 Sheet1.D9:Sheet1.D9 Sheet1.D10:Sheet1.D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0.353cm" svg:height="5.896cm" svg:x="31.801cm" svg:y="1.302cm">
            <draw:object draw:notify-on-update-of-ranges="Sheet1.A15:Sheet1.A15 Sheet1.A16:Sheet1.A17 Sheet1.B15:Sheet1.B15 Sheet1.B16:Sheet1.B1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8.838cm" svg:height="4.462cm" svg:x="32.407cm" svg:y="8.42cm">
            <draw:object draw:notify-on-update-of-ranges="Sheet1.A15:Sheet1.A15 Sheet1.A16:Sheet1.A17 Sheet1.C15:Sheet1.C15 Sheet1.C16:Sheet1.C1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1.785cm" svg:height="5.95cm" svg:x="32.462cm" svg:y="13.892cm">
            <draw:object draw:notify-on-update-of-ranges="Sheet1.A15:Sheet1.A15 Sheet1.A16:Sheet1.A17 Sheet1.D15:Sheet1.D15 Sheet1.D16:Sheet1.D1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4" table:default-cell-style-name="ce1"/>
        <table:table-row table:style-name="ro1">
          <table:table-cell office:value-type="string" calcext:value-type="string">
            <text:p>Slotted Aloh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verhead</text:p>
          </table:table-cell>
          <table:table-cell office:value-type="string" calcext:value-type="string">
            <text:p>Plr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string" calcext:value-type="string">
            <text:p>10 Nodes</text:p>
          </table:table-cell>
          <table:table-cell office:value-type="float" office:value="0.4578" calcext:value-type="float">
            <text:p>0.4578</text:p>
          </table:table-cell>
          <table:table-cell office:value-type="float" office:value="0.4567" calcext:value-type="float">
            <text:p>0.4567</text:p>
          </table:table-cell>
          <table:table-cell office:value-type="float" office:value="0.3456" calcext:value-type="float">
            <text:p>0.3456</text:p>
          </table:table-cell>
        </table:table-row>
        <table:table-row table:style-name="ro1">
          <table:table-cell office:value-type="string" calcext:value-type="string">
            <text:p>20 Nodes</text:p>
          </table:table-cell>
          <table:table-cell office:value-type="float" office:value="0.7289" calcext:value-type="float">
            <text:p>0.7289</text:p>
          </table:table-cell>
          <table:table-cell office:value-type="float" office:value="0.6789" calcext:value-type="float">
            <text:p>0.6789</text:p>
          </table:table-cell>
          <table:table-cell office:value-type="float" office:value="0.5321" calcext:value-type="float">
            <text:p>0.5321</text:p>
          </table:table-cell>
        </table:table-row>
        <table:table-row table:style-name="ro1">
          <table:table-cell office:value-type="string" calcext:value-type="string">
            <text:p>30 Nodes</text:p>
          </table:table-cell>
          <table:table-cell office:value-type="float" office:value="0.9234" calcext:value-type="float">
            <text:p>0.9234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SMA C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verhead</text:p>
          </table:table-cell>
          <table:table-cell office:value-type="string" calcext:value-type="string">
            <text:p>Plr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string" calcext:value-type="string">
            <text:p>10 Nodes</text:p>
          </table:table-cell>
          <table:table-cell office:value-type="float" office:value="0.4567" calcext:value-type="float">
            <text:p>0.4567</text:p>
          </table:table-cell>
          <table:table-cell office:value-type="float" office:value="0.3129" calcext:value-type="float">
            <text:p>0.3129</text:p>
          </table:table-cell>
          <table:table-cell office:value-type="float" office:value="0.7521" calcext:value-type="float">
            <text:p>0.7521</text:p>
          </table:table-cell>
        </table:table-row>
        <table:table-row table:style-name="ro1">
          <table:table-cell office:value-type="string" calcext:value-type="string">
            <text:p>20 Nodes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4225" calcext:value-type="float">
            <text:p>0.4225</text:p>
          </table:table-cell>
          <table:table-cell office:value-type="float" office:value="0.7982" calcext:value-type="float">
            <text:p>0.7982</text:p>
          </table:table-cell>
        </table:table-row>
        <table:table-row table:style-name="ro1">
          <table:table-cell office:value-type="string" calcext:value-type="string">
            <text:p>30 Nodes</text:p>
          </table:table-cell>
          <table:table-cell office:value-type="float" office:value="0.9025" calcext:value-type="float">
            <text:p>0.9025</text:p>
          </table:table-cell>
          <table:table-cell office:value-type="float" office:value="0.6789" calcext:value-type="float">
            <text:p>0.6789</text:p>
          </table:table-cell>
          <table:table-cell office:value-type="float" office:value="0.6123" calcext:value-type="float">
            <text:p>0.612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SMA C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verhead</text:p>
          </table:table-cell>
          <table:table-cell office:value-type="string" calcext:value-type="string">
            <text:p>Plr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string" calcext:value-type="string">
            <text:p>10 Nodes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4562" calcext:value-type="float">
            <text:p>0.4562</text:p>
          </table:table-cell>
          <table:table-cell office:value-type="float" office:value="0.6789" calcext:value-type="float">
            <text:p>0.6789</text:p>
          </table:table-cell>
        </table:table-row>
        <table:table-row table:style-name="ro1">
          <table:table-cell office:value-type="string" calcext:value-type="string">
            <text:p>20 Nodes</text:p>
          </table:table-cell>
          <table:table-cell office:value-type="float" office:value="0.4578" calcext:value-type="float">
            <text:p>0.4578</text:p>
          </table:table-cell>
          <table:table-cell office:value-type="float" office:value="0.621" calcext:value-type="float">
            <text:p>0.621</text:p>
          </table:table-cell>
          <table:table-cell office:value-type="float" office:value="0.8103" calcext:value-type="float">
            <text:p>0.8103</text:p>
          </table:table-cell>
        </table:table-row>
        <table:table-row table:style-name="ro1">
          <table:table-cell office:value-type="string" calcext:value-type="string">
            <text:p>30 Nodes</text:p>
          </table:table-cell>
          <table:table-cell office:value-type="float" office:value="0.6789" calcext:value-type="float">
            <text:p>0.6789</text:p>
          </table:table-cell>
          <table:table-cell office:value-type="float" office:value="0.9021" calcext:value-type="float">
            <text:p>0.9021</text:p>
          </table:table-cell>
          <table:table-cell office:value-type="float" office:value="0.4876" calcext:value-type="float">
            <text:p>0.48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7:12:01.695690733</meta:creation-date>
    <dc:date>2022-11-14T17:22:38.852817613</dc:date>
    <meta:editing-duration>PT10M37S</meta:editing-duration>
    <meta:editing-cycles>1</meta:editing-cycles>
    <meta:document-statistic meta:table-count="1" meta:cell-count="48" meta:object-count="9"/>
    <meta:generator>LibreOffice/7.3.5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638cm" svg:height="5.712cm" xlink:href=".." xlink:type="simple" chart:class="chart:line" chart:style-name="ch1">
        <chart:legend chart:legend-position="end" svg:x="6.812cm" svg:y="2.557cm" style:legend-expansion="high" chart:style-name="ch2"/>
        <chart:plot-area chart:style-name="ch3" table:cell-range-address="Sheet1.A2:Sheet1.B5" chart:data-source-has-labels="both" svg:x="0.192cm" svg:y="0.114cm" svg:width="6.428cm" svg:height="5.484cm">
          <chart:coordinate-region svg:x="0.92cm" svg:y="0.313cm" svg:width="4.971cm" svg:height="4.638cm"/>
          <chart:axis chart:dimension="x" chart:name="primary-x" chart:style-name="ch4" chartooo:axis-type="auto">
            <chartooo:date-scale/>
            <chart:categories table:cell-range-address="Sheet1.A3:Sheet1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5" chart:label-cell-address="Sheet1.B2:Sheet1.B2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head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Nodes</text:p>
                <draw:g>
                  <svg:desc>Sheet1.A3:Sheet1.A5</svg:desc>
                </draw:g>
              </table:table-cell>
              <table:table-cell office:value-type="float" office:value="0.4578">
                <text:p>0.4578</text:p>
                <draw:g>
                  <svg:desc>Sheet1.B3:Sheet1.B5</svg:desc>
                </draw:g>
              </table:table-cell>
            </table:table-row>
            <table:table-row>
              <table:table-cell office:value-type="string">
                <text:p>20 Nodes</text:p>
              </table:table-cell>
              <table:table-cell office:value-type="float" office:value="0.7289">
                <text:p>0.7289</text:p>
              </table:table-cell>
            </table:table-row>
            <table:table-row>
              <table:table-cell office:value-type="string">
                <text:p>30 Nodes</text:p>
              </table:table-cell>
              <table:table-cell office:value-type="float" office:value="0.9234">
                <text:p>0.92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317cm" svg:height="5.393cm" xlink:href=".." xlink:type="simple" chart:class="chart:line" chart:style-name="ch1">
        <chart:legend chart:legend-position="end" svg:x="9.55cm" svg:y="2.397cm" style:legend-expansion="high" chart:style-name="ch2"/>
        <chart:plot-area chart:style-name="ch3" table:cell-range-address="Sheet1.A2:Sheet1.A5 Sheet1.C2:Sheet1.C5" chart:data-source-has-labels="both" svg:x="0.226cm" svg:y="0.107cm" svg:width="9.098cm" svg:height="5.179cm">
          <chart:coordinate-region svg:x="0.954cm" svg:y="0.306cm" svg:width="7.641cm" svg:height="4.333cm"/>
          <chart:axis chart:dimension="x" chart:name="primary-x" chart:style-name="ch4" chartooo:axis-type="auto">
            <chartooo:date-scale/>
            <chart:categories table:cell-range-address="Sheet1.A3:Sheet1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5" chart:label-cell-address="Sheet1.C2:Sheet1.C2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r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Nodes</text:p>
                <draw:g>
                  <svg:desc>Sheet1.A3:Sheet1.A5</svg:desc>
                </draw:g>
              </table:table-cell>
              <table:table-cell office:value-type="float" office:value="0.4567">
                <text:p>0.4567</text:p>
                <draw:g>
                  <svg:desc>Sheet1.C3:Sheet1.C5</svg:desc>
                </draw:g>
              </table:table-cell>
            </table:table-row>
            <table:table-row>
              <table:table-cell office:value-type="string">
                <text:p>20 Nodes</text:p>
              </table:table-cell>
              <table:table-cell office:value-type="float" office:value="0.6789">
                <text:p>0.6789</text:p>
              </table:table-cell>
            </table:table-row>
            <table:table-row>
              <table:table-cell office:value-type="string">
                <text:p>30 Nodes</text:p>
              </table:table-cell>
              <table:table-cell office:value-type="float" office:value="0.9045">
                <text:p>0.90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178cm" svg:height="5.022cm" xlink:href=".." xlink:type="simple" chart:class="chart:line" chart:style-name="ch1">
        <chart:legend chart:legend-position="end" svg:x="5.802cm" svg:y="2.212cm" style:legend-expansion="high" chart:style-name="ch2"/>
        <chart:plot-area chart:style-name="ch3" table:cell-range-address="Sheet1.A3:Sheet1.A5 Sheet1.D3:Sheet1.D5" chart:data-source-has-labels="both" svg:x="0.163cm" svg:y="0.1cm" svg:width="5.476cm" svg:height="4.822cm">
          <chart:coordinate-region svg:x="0.891cm" svg:y="0.3cm" svg:width="4.019cm" svg:height="3.975cm"/>
          <chart:axis chart:dimension="x" chart:name="primary-x" chart:style-name="ch4" chartooo:axis-type="auto">
            <chartooo:date-scale/>
            <chart:categories table:cell-range-address="Sheet1.A4:Sheet1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4:Sheet1.D5" chart:label-cell-address="Sheet1.D3:Sheet1.D3" chart:class="chart:line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3456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 Nodes</text:p>
                <draw:g>
                  <svg:desc>Sheet1.A4:Sheet1.A5</svg:desc>
                </draw:g>
              </table:table-cell>
              <table:table-cell office:value-type="float" office:value="0.5321">
                <text:p>0.5321</text:p>
                <draw:g>
                  <svg:desc>Sheet1.D4:Sheet1.D5</svg:desc>
                </draw:g>
              </table:table-cell>
            </table:table-row>
            <table:table-row>
              <table:table-cell office:value-type="string">
                <text:p>30 Nodes</text:p>
              </table:table-cell>
              <table:table-cell office:value-type="float" office:value="0.189">
                <text:p>0.1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86cm" svg:height="5.287cm" xlink:href=".." xlink:type="simple" chart:class="chart:line" chart:style-name="ch1">
        <chart:legend chart:legend-position="end" svg:x="5.61cm" svg:y="2.344cm" style:legend-expansion="high" chart:style-name="ch2"/>
        <chart:plot-area chart:style-name="ch3" table:cell-range-address="Sheet1.A9:Sheet1.B11" chart:data-source-has-labels="both" svg:x="0.159cm" svg:y="0.105cm" svg:width="5.292cm" svg:height="5.077cm">
          <chart:coordinate-region svg:x="0.887cm" svg:y="0.304cm" svg:width="3.835cm" svg:height="4.231cm"/>
          <chart:axis chart:dimension="x" chart:name="primary-x" chart:style-name="ch4" chartooo:axis-type="auto">
            <chartooo:date-scale/>
            <chart:categories table:cell-range-address="Sheet1.A10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0:Sheet1.B11" chart:label-cell-address="Sheet1.B9:Sheet1.B9" chart:class="chart:line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4567</text:p>
                <draw:g>
                  <svg:desc>Sheet1.B9:Sheet1.B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 Nodes</text:p>
                <draw:g>
                  <svg:desc>Sheet1.A10:Sheet1.A11</svg:desc>
                </draw:g>
              </table:table-cell>
              <table:table-cell office:value-type="float" office:value="0.5671">
                <text:p>0.5671</text:p>
                <draw:g>
                  <svg:desc>Sheet1.B10:Sheet1.B11</svg:desc>
                </draw:g>
              </table:table-cell>
            </table:table-row>
            <table:table-row>
              <table:table-cell office:value-type="string">
                <text:p>30 Nodes</text:p>
              </table:table-cell>
              <table:table-cell office:value-type="float" office:value="0.9025">
                <text:p>0.90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784cm" svg:height="5.552cm" xlink:href=".." xlink:type="simple" chart:class="chart:line" chart:style-name="ch1">
        <chart:legend chart:legend-position="end" svg:x="6.408cm" svg:y="2.477cm" style:legend-expansion="high" chart:style-name="ch2"/>
        <chart:plot-area chart:style-name="ch3" table:cell-range-address="Sheet1.A9:Sheet1.A11 Sheet1.C9:Sheet1.C11" chart:data-source-has-labels="both" svg:x="0.175cm" svg:y="0.111cm" svg:width="6.058cm" svg:height="5.33cm">
          <chart:coordinate-region svg:x="0.903cm" svg:y="0.31cm" svg:width="4.601cm" svg:height="4.484cm"/>
          <chart:axis chart:dimension="x" chart:name="primary-x" chart:style-name="ch4" chartooo:axis-type="auto">
            <chartooo:date-scale/>
            <chart:categories table:cell-range-address="Sheet1.A10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10:Sheet1.C11" chart:label-cell-address="Sheet1.C9:Sheet1.C9" chart:class="chart:line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3129</text:p>
                <draw:g>
                  <svg:desc>Sheet1.C9:Sheet1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 Nodes</text:p>
                <draw:g>
                  <svg:desc>Sheet1.A10:Sheet1.A11</svg:desc>
                </draw:g>
              </table:table-cell>
              <table:table-cell office:value-type="float" office:value="0.4225">
                <text:p>0.4225</text:p>
                <draw:g>
                  <svg:desc>Sheet1.C10:Sheet1.C11</svg:desc>
                </draw:g>
              </table:table-cell>
            </table:table-row>
            <table:table-row>
              <table:table-cell office:value-type="string">
                <text:p>30 Nodes</text:p>
              </table:table-cell>
              <table:table-cell office:value-type="float" office:value="0.6789">
                <text:p>0.67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51cm" svg:height="5.552cm" xlink:href=".." xlink:type="simple" chart:class="chart:line" chart:style-name="ch1">
        <chart:legend chart:legend-position="end" svg:x="7.675cm" svg:y="2.477cm" style:legend-expansion="high" chart:style-name="ch2"/>
        <chart:plot-area chart:style-name="ch3" table:cell-range-address="Sheet1.A9:Sheet1.A11 Sheet1.D9:Sheet1.D11" chart:data-source-has-labels="both" svg:x="0.201cm" svg:y="0.111cm" svg:width="7.273cm" svg:height="5.33cm">
          <chart:coordinate-region svg:x="0.929cm" svg:y="0.311cm" svg:width="5.816cm" svg:height="4.483cm"/>
          <chart:axis chart:dimension="x" chart:name="primary-x" chart:style-name="ch4" chartooo:axis-type="auto">
            <chartooo:date-scale/>
            <chart:categories table:cell-range-address="Sheet1.A10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10:Sheet1.D11" chart:label-cell-address="Sheet1.D9:Sheet1.D9" chart:class="chart:line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7521</text:p>
                <draw:g>
                  <svg:desc>Sheet1.D9:Sheet1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 Nodes</text:p>
                <draw:g>
                  <svg:desc>Sheet1.A10:Sheet1.A11</svg:desc>
                </draw:g>
              </table:table-cell>
              <table:table-cell office:value-type="float" office:value="0.7982">
                <text:p>0.7982</text:p>
                <draw:g>
                  <svg:desc>Sheet1.D10:Sheet1.D11</svg:desc>
                </draw:g>
              </table:table-cell>
            </table:table-row>
            <table:table-row>
              <table:table-cell office:value-type="string">
                <text:p>30 Nodes</text:p>
              </table:table-cell>
              <table:table-cell office:value-type="float" office:value="0.6123">
                <text:p>0.61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354cm" svg:height="5.897cm" xlink:href=".." xlink:type="simple" chart:class="chart:line" chart:style-name="ch1">
        <chart:legend chart:legend-position="end" svg:x="7.978cm" svg:y="2.649cm" style:legend-expansion="high" chart:style-name="ch2"/>
        <chart:plot-area chart:style-name="ch3" table:cell-range-address="Sheet1.A15:Sheet1.B17" chart:data-source-has-labels="both" svg:x="0.207cm" svg:y="0.117cm" svg:width="7.564cm" svg:height="5.663cm">
          <chart:coordinate-region svg:x="0.935cm" svg:y="0.316cm" svg:width="6.107cm" svg:height="4.817cm"/>
          <chart:axis chart:dimension="x" chart:name="primary-x" chart:style-name="ch4" chartooo:axis-type="auto">
            <chartooo:date-scale/>
            <chart:categories table:cell-range-address="Sheet1.A16:Sheet1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6:Sheet1.B17" chart:label-cell-address="Sheet1.B15:Sheet1.B15" chart:class="chart:line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345</text:p>
                <draw:g>
                  <svg:desc>Sheet1.B15:Sheet1.B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 Nodes</text:p>
                <draw:g>
                  <svg:desc>Sheet1.A16:Sheet1.A17</svg:desc>
                </draw:g>
              </table:table-cell>
              <table:table-cell office:value-type="float" office:value="0.4578">
                <text:p>0.4578</text:p>
                <draw:g>
                  <svg:desc>Sheet1.B16:Sheet1.B17</svg:desc>
                </draw:g>
              </table:table-cell>
            </table:table-row>
            <table:table-row>
              <table:table-cell office:value-type="string">
                <text:p>30 Nodes</text:p>
              </table:table-cell>
              <table:table-cell office:value-type="float" office:value="0.6789">
                <text:p>0.67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839cm" svg:height="4.463cm" xlink:href=".." xlink:type="simple" chart:class="chart:line" chart:style-name="ch1">
        <chart:legend chart:legend-position="end" svg:x="6.463cm" svg:y="1.932cm" style:legend-expansion="high" chart:style-name="ch2"/>
        <chart:plot-area chart:style-name="ch3" table:cell-range-address="Sheet1.A15:Sheet1.A17 Sheet1.C15:Sheet1.C17" chart:data-source-has-labels="both" svg:x="0.176cm" svg:y="0.089cm" svg:width="6.111cm" svg:height="4.285cm">
          <chart:coordinate-region svg:x="0.904cm" svg:y="0.288cm" svg:width="4.654cm" svg:height="3.439cm"/>
          <chart:axis chart:dimension="x" chart:name="primary-x" chart:style-name="ch4" chartooo:axis-type="auto">
            <chartooo:date-scale/>
            <chart:categories table:cell-range-address="Sheet1.A16:Sheet1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16:Sheet1.C17" chart:label-cell-address="Sheet1.C15:Sheet1.C15" chart:class="chart:line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4562</text:p>
                <draw:g>
                  <svg:desc>Sheet1.C15:Sheet1.C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 Nodes</text:p>
                <draw:g>
                  <svg:desc>Sheet1.A16:Sheet1.A17</svg:desc>
                </draw:g>
              </table:table-cell>
              <table:table-cell office:value-type="float" office:value="0.621">
                <text:p>0.621</text:p>
                <draw:g>
                  <svg:desc>Sheet1.C16:Sheet1.C17</svg:desc>
                </draw:g>
              </table:table-cell>
            </table:table-row>
            <table:table-row>
              <table:table-cell office:value-type="string">
                <text:p>30 Nodes</text:p>
              </table:table-cell>
              <table:table-cell office:value-type="float" office:value="0.9021">
                <text:p>0.902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786cm" svg:height="5.951cm" xlink:href=".." xlink:type="simple" chart:class="chart:line" chart:style-name="ch1">
        <chart:legend chart:legend-position="end" svg:x="9.41cm" svg:y="2.676cm" style:legend-expansion="high" chart:style-name="ch2"/>
        <chart:plot-area chart:style-name="ch3" table:cell-range-address="Sheet1.A15:Sheet1.A17 Sheet1.D15:Sheet1.D17" chart:data-source-has-labels="both" svg:x="0.235cm" svg:y="0.119cm" svg:width="8.94cm" svg:height="5.713cm">
          <chart:coordinate-region svg:x="0.963cm" svg:y="0.319cm" svg:width="7.483cm" svg:height="4.866cm"/>
          <chart:axis chart:dimension="x" chart:name="primary-x" chart:style-name="ch4" chartooo:axis-type="auto">
            <chartooo:date-scale/>
            <chart:categories table:cell-range-address="Sheet1.A16:Sheet1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16:Sheet1.D17" chart:label-cell-address="Sheet1.D15:Sheet1.D15" chart:class="chart:line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6789</text:p>
                <draw:g>
                  <svg:desc>Sheet1.D15:Sheet1.D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 Nodes</text:p>
                <draw:g>
                  <svg:desc>Sheet1.A16:Sheet1.A17</svg:desc>
                </draw:g>
              </table:table-cell>
              <table:table-cell office:value-type="float" office:value="0.8103">
                <text:p>0.8103</text:p>
                <draw:g>
                  <svg:desc>Sheet1.D16:Sheet1.D17</svg:desc>
                </draw:g>
              </table:table-cell>
            </table:table-row>
            <table:table-row>
              <table:table-cell office:value-type="string">
                <text:p>30 Nodes</text:p>
              </table:table-cell>
              <table:table-cell office:value-type="float" office:value="0.4876">
                <text:p>0.48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